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503" officeooo:paragraph-rsid="00045503"/>
    </style:style>
    <style:style style:name="P2" style:family="paragraph" style:parent-style-name="Standard">
      <style:text-properties officeooo:rsid="00045503" officeooo:paragraph-rsid="001059b8"/>
    </style:style>
    <style:style style:name="P3" style:family="paragraph" style:parent-style-name="Standard">
      <style:text-properties officeooo:paragraph-rsid="00045503"/>
    </style:style>
    <style:style style:name="P4" style:family="paragraph" style:parent-style-name="Standard">
      <style:text-properties officeooo:rsid="000833ed" officeooo:paragraph-rsid="000833ed"/>
    </style:style>
    <style:style style:name="P5" style:family="paragraph" style:parent-style-name="Standard">
      <style:text-properties officeooo:rsid="00093d17" officeooo:paragraph-rsid="00093d17"/>
    </style:style>
    <style:style style:name="P6" style:family="paragraph" style:parent-style-name="Standard">
      <style:text-properties officeooo:rsid="0008ae0a" officeooo:paragraph-rsid="0008ae0a"/>
    </style:style>
    <style:style style:name="P7" style:family="paragraph" style:parent-style-name="Standard">
      <style:text-properties officeooo:rsid="0009b891" officeooo:paragraph-rsid="0009b891"/>
    </style:style>
    <style:style style:name="P8" style:family="paragraph" style:parent-style-name="Standard">
      <style:text-properties officeooo:paragraph-rsid="001059b8"/>
    </style:style>
    <style:style style:name="P9" style:family="paragraph" style:parent-style-name="Standard">
      <style:text-properties officeooo:paragraph-rsid="0015b89d"/>
    </style:style>
    <style:style style:name="P10" style:family="paragraph" style:parent-style-name="Preformatted_20_Text">
      <style:text-properties officeooo:paragraph-rsid="000b2c65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0b2c65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rsid="001059b8" officeooo:paragraph-rsid="001059b8"/>
    </style:style>
    <style:style style:name="P13" style:family="paragraph" style:parent-style-name="Standard">
      <style:text-properties officeooo:rsid="00045503" officeooo:paragraph-rsid="00189a56"/>
    </style:style>
    <style:style style:name="P14" style:family="paragraph" style:parent-style-name="Standard">
      <style:text-properties officeooo:paragraph-rsid="001059b8"/>
    </style:style>
    <style:style style:name="P15" style:family="paragraph" style:parent-style-name="Standard">
      <style:text-properties officeooo:paragraph-rsid="00189a56"/>
    </style:style>
    <style:style style:name="P16" style:family="paragraph" style:parent-style-name="Preformatted_20_Text">
      <style:paragraph-properties fo:margin-top="0cm" fo:margin-bottom="0.499cm" loext:contextual-spacing="false"/>
      <style:text-properties officeooo:rsid="001059b8" officeooo:paragraph-rsid="00189a56"/>
    </style:style>
    <style:style style:name="P17" style:family="paragraph" style:parent-style-name="Preformatted_20_Text">
      <style:paragraph-properties fo:margin-top="0cm" fo:margin-bottom="0.499cm" loext:contextual-spacing="false"/>
      <style:text-properties officeooo:rsid="001059b8" officeooo:paragraph-rsid="001059b8"/>
    </style:style>
    <style:style style:name="P18" style:family="paragraph" style:parent-style-name="Preformatted_20_Text">
      <style:paragraph-properties fo:margin-top="0cm" fo:margin-bottom="0.499cm" loext:contextual-spacing="false"/>
      <style:text-properties officeooo:rsid="001de29a" officeooo:paragraph-rsid="001de29a"/>
    </style:style>
    <style:style style:name="P19" style:family="paragraph" style:parent-style-name="Preformatted_20_Text">
      <style:paragraph-properties fo:margin-top="0cm" fo:margin-bottom="0.499cm" loext:contextual-spacing="false"/>
      <style:text-properties officeooo:rsid="001e5a7f" officeooo:paragraph-rsid="001e5a7f"/>
    </style:style>
    <style:style style:name="T1" style:family="text">
      <style:text-properties officeooo:rsid="00045503"/>
    </style:style>
    <style:style style:name="T2" style:family="text">
      <style:text-properties officeooo:rsid="001059b8"/>
    </style:style>
    <style:style style:name="T3" style:family="text">
      <style:text-properties officeooo:rsid="0009b891"/>
    </style:style>
    <style:style style:name="T4" style:family="text">
      <style:text-properties officeooo:rsid="00189a56"/>
    </style:style>
    <style:style style:name="T5" style:family="text">
      <style:text-properties officeooo:rsid="001d5af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a xlink:type="simple" xlink:href="http://dev-pv3.praeconis.fr/" text:style-name="Internet_20_link" text:visited-style-name="Visited_20_Internet_20_Link"><text:span text:style-name="T2">http://dev-pv3.praeconis.fr/</text:span></text:a></text:p>
      <text:p text:style-name="P9"><text:a xlink:type="simple" xlink:href="https://bastion.giesima.fr/guacamole/#/" text:style-name="Internet_20_link" text:visited-style-name="Visited_20_Internet_20_Link"/></text:p>
      <text:p text:style-name="P9"><text:a xlink:type="simple" xlink:href="https://bastion.giesima.fr/guacamole/#/" text:style-name="Internet_20_link" text:visited-style-name="Visited_20_Internet_20_Link">https://bastion.giesima.fr/guacamole/#/</text:a></text:p>
      <text:p text:style-name="Standard"/>
      <text:p text:style-name="P1">cd /</text:p>
      <text:p text:style-name="P1"/>
      <text:p text:style-name="P3"><text:span text:style-name="T1">cd </text:span>/var/www/html/praeconis</text:p>
      <text:p text:style-name="P3"/>
      <text:p text:style-name="P3">wget -O dbrecette.sql <text:a xlink:type="simple" xlink:href="https://nc.giesima.fr/s/RNo7HjDHXKtwXeC/download" text:style-name="Internet_20_link" text:visited-style-name="Visited_20_Internet_20_Link">https://nc.giesima.fr/s/RNo7HjDHXKtwXeC/download</text:a></text:p>
      <text:p text:style-name="P3"/>
      <text:p text:style-name="P4">drush sql-drop</text:p>
      <text:p text:style-name="P4"/>
      <text:p text:style-name="P4">drush sql-cli &lt; dbrecette.sql</text:p>
      <text:p text:style-name="P4"/>
      <text:p text:style-name="P5">sudo rm dbrecette.sql</text:p>
      <text:p text:style-name="P5"/>
      <text:p text:style-name="P5">drush updb</text:p>
      <text:p text:style-name="P4"/>
      <text:p text:style-name="P6">drush cr</text:p>
      <text:p text:style-name="P6"/>
      <text:p text:style-name="P7">sudo rm <text:s/>dbrecette.sql</text:p>
      <text:p text:style-name="P7"/>
      <text:p text:style-name="P10">drush pml | grep portef</text:p>
      <text:p text:style-name="P11">Other Portefeuille courtier (portefeuille) Enabled <text:s/>=&gt; drush pmu portefeuille</text:p>
      <text:p text:style-name="P11">Pour ne pas avoir trop de soucis, <text:span text:style-name="Source_20_Text">drush cget core.extension</text:span> et comparer avec le <text:span text:style-name="Source_20_Text">core.extension.yml</text:span> du git, pour enlever ce qu'il pourrait y avoir en trop</text:p>
      <text:p text:style-name="P8"><text:a xlink:type="simple" xlink:href="https://bastion.giesima.fr/guacamole/#/" text:style-name="Internet_20_link" text:visited-style-name="Visited_20_Internet_20_Link">https://bastion.giesima.fr/guacamole/#/</text:a></text:p>
      <text:p text:style-name="P8"/>
      <text:p text:style-name="P2">cd /</text:p>
      <text:p text:style-name="P2"/>
      <text:p text:style-name="P8"><text:span text:style-name="T1">cd </text:span>/var/www/html/praeconis</text:p>
      <text:p text:style-name="P8"/>
      <text:p text:style-name="P18">(git tag Drupal9)</text:p>
      <text:p text:style-name="P18">(git push origin Drupal9)</text:p>
      <text:p text:style-name="P19">git fetch origin</text:p>
      <text:p text:style-name="P19">git checkout -b Drupal9</text:p>
      <text:p text:style-name="P19">git pull origin Drupal9</text:p>
      <text:p text:style-name="P19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9T13:37:25.504785975</meta:creation-date>
    <dc:date>2021-10-07T14:21:40.948756639</dc:date>
    <meta:editing-duration>PT2H10M37S</meta:editing-duration>
    <meta:editing-cycles>22</meta:editing-cycles>
    <meta:generator>LibreOffice/6.1.5.2$Linux_X86_64 LibreOffice_project/10$Build-2</meta:generator>
    <meta:document-statistic meta:table-count="0" meta:image-count="0" meta:object-count="0" meta:page-count="1" meta:paragraph-count="22" meta:word-count="89" meta:character-count="697" meta:non-whitespace-character-count="628"/>
  </office:meta>
</office:document-meta>
</file>